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236e" officeooo:paragraph-rsid="000e236e"/>
    </style:style>
    <style:style style:name="T1" style:family="text">
      <style:text-properties officeooo:rsid="000fde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ur sauvergarder un modele :</text:p>
      <text:p text:style-name="P1"/>
      <text:p text:style-name="P1">conv_model.save(r"C:\Users\wassim\Documents\modele.keras"<text:span text:style-name="T1">(chemin vers le dossier)</text:span>)</text:p>
      <text:p text:style-name="P1"/>
      <text:p text:style-name="P1">pour importer un modele :</text:p>
      <text:p text:style-name="P1"/>
      <text:p text:style-name="P1">from tensorflow.keras.models import load_model<text:line-break/><text:line-break/>model = load_model(r"C:\Users\wassim\Documents\modele.keras")<text:line-break/>print("Modèle rechargé !")</text:p>
      <text:p text:style-name="P1"/>
      <text:p text:style-name="P1">si <text:span text:style-name="T1">vous</text:span> utilise<text:span text:style-name="T1">z</text:span> le script <text:span text:style-name="T1">en</text:span> haut,<text:span text:style-name="T1">vous</text:span> <text:span text:style-name="T1">allez</text:span> charger ce modele :</text:p>
      <text:p text:style-name="P1"/>
      <text:p text:style-name="P1">import numpy as np<text:line-break/>import matplotlib.pyplot as plt<text:line-break/>import pandas as pd<text:line-break/>import tensorflow as tf<text:line-break/>import tensorflow.keras.layers as tfl<text:line-break/>from tensorflow.keras import layers, models<text:line-break/>from tensorflow.keras.datasets import cifar10<text:line-break/>from tensorflow.keras.preprocessing.image import ImageDataGenerator<text:line-break/>%matplotlib inline<text:line-break/>np.random.seed(1)</text:p>
      <text:p text:style-name="P1"/>
      <text:p text:style-name="P1"/>
      <text:p text:style-name="P1">(X_train_orig, Y_train_orig), (X_test_orig, Y_test_orig) = cifar10.load_data()<text:line-break/><text:line-break/># Normalize image vectors<text:line-break/>X_train = X_train_orig/255.<text:line-break/>X_test = X_test_orig/255.<text:line-break/><text:line-break/># Reshape<text:line-break/>Y_train = Y_train_orig<text:line-break/>Y_test = Y_test_orig<text:line-break/><text:line-break/>print ("number of training examples = " + str(X_train.shape[0]))<text:line-break/>print ("number of test examples = " + str(X_test.shape[0]))<text:line-break/>print ("X_train shape: " + str(X_train.shape))<text:line-break/>print ("Y_train shape: " + str(Y_train.shape))<text:line-break/>print ("X_test shape: " + str(X_test.shape))<text:line-break/>print ("Y_test shape: " + str(Y_test.shape))</text:p>
      <text:p text:style-name="P1"/>
      <text:p text:style-name="P1"/>
      <text:p text:style-name="P1">def convolutional_model(input_shape):<text:line-break/> <text:s text:c="3"/>input_img = tf.keras.Input(shape=input_shape)<text:line-break/> <text:s text:c="3"/><text:line-break/> <text:s text:c="3"/># 1ère couche conv + relu + pool<text:line-break/> <text:s text:c="3"/>Z1 = tfl.Conv2D(32, kernel_size=3, activation='linear', padding="same")(input_img)<text:line-break/> <text:s text:c="3"/>A1=tfl.BatchNormalization()(Z1)<text:line-break/> <text:s text:c="3"/>A1 = tfl.ReLU()(A1)<text:line-break/> <text:s text:c="3"/>P1 = tfl.MaxPool2D(pool_size=(2, 2), strides=(2, 2), padding='same')(A1)<text:line-break/> <text:s text:c="2"/><text:line-break/><text:soft-page-break/> <text:s text:c="3"/># 2ème couche conv + relu + pool<text:line-break/> <text:s text:c="3"/>Z2 = tfl.Conv2D(64, kernel_size=3, activation='linear', padding="same")(P1)<text:line-break/> <text:s text:c="3"/>A2=tfl.BatchNormalization()(Z2)<text:line-break/> <text:s text:c="3"/>A2 = tfl.ReLU()(A2)<text:line-break/> <text:s text:c="3"/>P2 = tfl.MaxPool2D(pool_size=(2, 2), strides=(2, 2), padding='same')(A2)<text:line-break/><text:line-break/> <text:s text:c="3"/># 3ème couche conv + relu<text:line-break/> <text:s text:c="3"/>Z3 = tfl.Conv2D(128, kernel_size=3, activation='linear', padding="same")(P2)<text:line-break/> <text:s text:c="3"/>A3=tfl.BatchNormalization()(Z3)<text:line-break/> <text:s text:c="3"/>A3 = tfl.ReLU()(A3)<text:line-break/> <text:s text:c="3"/><text:line-break/> <text:s text:c="3"/># Flatten + dense<text:line-break/> <text:s text:c="3"/>F = tfl.Flatten()(A3)<text:line-break/> <text:s text:c="3"/>D1 = tfl.Dense(128, activation='relu')(F) # couche dense intermédiaire pour plus de param<text:line-break/> <text:s text:c="3"/>D1 = tfl.Dropout(0.3)(D1)<text:line-break/> <text:s text:c="3"/>outputs = tfl.Dense(10, activation='softmax')(D1)<text:line-break/><text:line-break/> <text:s text:c="3"/>model = tf.keras.Model(inputs=input_img, outputs=outputs)<text:line-break/> <text:s text:c="3"/>return model</text:p>
      <text:p text:style-name="P1"/>
      <text:p text:style-name="P1"/>
      <text:p text:style-name="P1">conv_model = convolutional_model(input_shape=(32, 32, 3))<text:line-break/>conv_model.compile(<text:line-break/> <text:s text:c="3"/>optimizer='adam',<text:line-break/> <text:s text:c="3"/>loss='sparse_categorical_crossentropy',<text:line-break/> <text:s text:c="3"/>metrics=['accuracy']<text:line-break/>)<text:line-break/>conv_model.summary()</text:p>
      <text:p text:style-name="P1"/>
      <text:p text:style-name="P1"/>
      <text:p text:style-name="P1">Y_train = np.squeeze(Y_train) <text:s/># retire les dimensions de taille 1<text:line-break/>Y_test = np.squeeze(Y_test)</text:p>
      <text:p text:style-name="P1"/>
      <text:p text:style-name="P1"/>
      <text:p text:style-name="P1">train_dataset = tf.data.Dataset.from_tensor_slices((X_train, Y_train)).batch(64)<text:line-break/>test_dataset = tf.data.Dataset.from_tensor_slices((X_test, Y_test)).batch(64)<text:line-break/>history = conv_model.fit(train_dataset, epochs=30, validation_data=test_dataset)</text:p>
      <text:p text:style-name="P1"/>
      <text:p text:style-name="P1"/>
      <text:p text:style-name="P1"/>
      <text:p text:style-name="P1"># Courbe Loss<text:line-break/>plt.plot(history.history["loss"], label="train")<text:line-break/>plt.plot(history.history["val_loss"], label="val")<text:line-break/>plt.legend()<text:line-break/>plt.title("Loss")<text:line-break/>plt.show()<text:line-break/><text:line-break/># Courbe Accuracy<text:line-break/>plt.plot(history.history["accuracy"], label="train")<text:line-break/>plt.plot(history.history["val_accuracy"], label="val")<text:line-break/>plt.legend()<text:line-break/><text:soft-page-break/>plt.title("Accuracy")<text:line-break/>plt.show()</text:p>
      <text:p text:style-name="P1"/>
      <text:p text:style-name="P1"/>
      <text:p text:style-name="P1"/>
      <text:p text:style-name="P1">from tensorflow.keras.utils import load_img, img_to_array<text:line-break/>from tensorflow.keras.preprocessing import image<text:line-break/><text:line-break/># Chemin vers <text:span text:style-name="T1">l’</text:span>image<text:line-break/>image_path = r"C:\Users\wassim\Downloads\b_2.jpg"<text:line-break/><text:line-break/># Charger l'image et redimensionner à 32x32<text:line-break/>img = image.load_img(image_path, target_size=(32, 32))<text:line-break/><text:line-break/># Convertir en tableau numpy<text:line-break/>img_array = image.img_to_array(img)<text:line-break/><text:line-break/># Normaliser<text:line-break/>img_array = img_array / 255.0<text:line-break/><text:line-break/># Ajouter une dimension batch (1 image)<text:line-break/>img_array = np.expand_dims(img_array, axis=0)</text:p>
      <text:p text:style-name="P1"/>
      <text:p text:style-name="P1"/>
      <text:p text:style-name="P1"/>
      <text:p text:style-name="P1"># Prédiction avec le modèle<text:line-break/>pred = conv_model.predict(img_array)<text:line-break/>pred_class = np.argmax(pred, axis=1)<text:line-break/><text:line-break/># Afficher le résultat<text:line-break/>cifar_classes = ['airplane','automobile','bird','cat','deer','dog','frog','horse','ship','truck']<text:line-break/>print("Prédiction :", cifar_classes[pred_class[0]]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5-12-12T12:05:08.911000000</meta:creation-date>
    <dc:date>2026-03-29T13:11:31.366000000</dc:date>
    <meta:editing-duration>PT6M28S</meta:editing-duration>
    <meta:editing-cycles>2</meta:editing-cycles>
    <meta:generator>LibreOffice/6.3.5.2$Windows_X86_64 LibreOffice_project/dd0751754f11728f69b42ee2af66670068624673</meta:generator>
    <meta:document-statistic meta:table-count="0" meta:image-count="0" meta:object-count="0" meta:page-count="3" meta:paragraph-count="14" meta:word-count="374" meta:character-count="3885" meta:non-whitespace-character-count="3397"/>
  </office:meta>
</office:document-meta>
</file>